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197b" officeooo:paragraph-rsid="0015197b"/>
    </style:style>
    <style:style style:name="P2" style:family="paragraph" style:parent-style-name="Standard">
      <style:text-properties officeooo:rsid="0016ebdc" officeooo:paragraph-rsid="0016ebd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e Hund und Katze</text:p>
      <text:p text:style-name="P1"/>
      <text:p text:style-name="P2">Meine Katze heißt Katzilein. Sie ist vier Jahre alt und immer noch sehr verspielt, aber auch sehr scheu. Wenn es klingelt und Fremde kommen, springt sie hoch auf den Schrank im Schlafzimmer und versteckt sich dort, bis die Luft rein ist.</text:p>
      <text:p text:style-name="P2"/>
      <text:p text:style-name="P2">Mein Sohn hat einen tollen Schäferhund, Vito, auf den ich manchmal aufpasse. Als er noch klein war, hat Vito sich um das Kätzchen überhaupt nicht gekümmert, während Katzilein nur fauchend und aufgeplustert an ihm vorbeiging. Je größer Vito wurde, desto unheimlicher wurde er für die Katze, bis sie ihn eines Tages fauchend anfiel und kratzte. Seitdem bellt Vito, wenn er sie nur sieht und beide sind wie Hund und Kat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0:38:27.574687246</meta:creation-date>
    <dc:date>2019-04-10T10:47:24.527559486</dc:date>
    <meta:editing-duration>PT9M18S</meta:editing-duration>
    <meta:editing-cycles>2</meta:editing-cycles>
    <meta:generator>LibreOffice/6.0.6.2$Linux_X86_64 LibreOffice_project/00m0$Build-2</meta:generator>
    <meta:document-statistic meta:table-count="0" meta:image-count="0" meta:object-count="0" meta:page-count="1" meta:paragraph-count="3" meta:word-count="115" meta:character-count="674" meta:non-whitespace-character-count="562"/>
  </office:meta>
</office:document-meta>
</file>